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Calibri Light1" svg:font-family="'Calibri Light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style:line-height-at-least="0.494cm" style:text-autospace="none"/>
      <style:text-properties fo:color="#0070c0" style:font-name="Calibri Light" fo:font-size="18pt" fo:language="zxx" fo:country="none" style:font-name-asian="Calibri Light1" style:font-size-asian="18pt" style:font-name-complex="Calibri Light1" style:font-size-complex="18pt"/>
    </style:style>
    <style:style style:name="P2" style:family="paragraph" style:parent-style-name="Standard">
      <style:paragraph-properties style:line-height-at-least="0.494cm" style:text-autospace="none"/>
      <style:text-properties style:font-name="Calibri"/>
    </style:style>
    <style:style style:name="P3" style:family="paragraph" style:parent-style-name="Standard">
      <style:paragraph-properties style:line-height-at-least="0.494cm" style:text-autospace="none"/>
      <style:text-properties style:font-name="Calibri" fo:font-size="12pt" fo:language="zxx" fo:country="none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style:font-name="Calibri" fo:font-size="12pt" fo:language="zxx" fo:country="none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style:line-height-at-least="0.494cm" style:text-autospace="none"/>
      <style:text-properties style:font-name="Calibri" fo:font-weight="bold" style:font-weight-asian="bold" style:font-weight-complex="bold"/>
    </style:style>
    <style:style style:name="P6" style:family="paragraph" style:parent-style-name="Standard">
      <style:paragraph-properties fo:margin-left="0cm" fo:margin-right="0cm" style:line-height-at-least="0.494cm" fo:text-indent="0cm" style:auto-text-indent="false" style:text-autospace="none">
        <style:tab-stops>
          <style:tab-stop style:position="1.588cm"/>
        </style:tab-stops>
      </style:paragraph-properties>
      <style:text-properties style:font-name="Calibri" fo:font-size="12pt" fo:language="zxx" fo:country="none" fo:font-weight="normal" style:font-size-asian="12pt" style:font-weight-asian="normal" style:font-size-complex="12pt" style:font-weight-complex="normal"/>
    </style:style>
    <style:style style:name="P7" style:family="paragraph" style:parent-style-name="Standard" style:master-page-name="">
      <style:paragraph-properties fo:margin-left="0.635cm" fo:margin-right="0cm" fo:text-indent="0cm" style:auto-text-indent="false" style:page-number="auto"/>
      <style:text-properties style:font-name="Calibri"/>
    </style:style>
    <style:style style:name="P8" style:family="paragraph" style:parent-style-name="Standard" style:master-page-name="">
      <style:paragraph-properties fo:margin-left="0.635cm" fo:margin-right="0cm" style:line-height-at-least="0.494cm" fo:text-indent="0cm" style:auto-text-indent="false" style:page-number="auto" style:text-autospace="none"/>
      <style:text-properties style:font-name="Calibri"/>
    </style:style>
    <style:style style:name="P9" style:family="paragraph" style:parent-style-name="Standard" style:master-page-name="">
      <style:paragraph-properties fo:margin-left="0.635cm" fo:margin-right="0cm" style:line-height-at-least="0.494cm" fo:text-indent="0cm" style:auto-text-indent="false" style:page-number="auto" style:text-autospace="none">
        <style:tab-stops>
          <style:tab-stop style:position="1.588cm"/>
        </style:tab-stops>
      </style:paragraph-properties>
      <style:text-properties style:font-name="Calibri" fo:font-size="12pt" fo:language="zxx" fo:country="none" fo:font-weight="normal" style:font-size-asian="12pt" style:font-weight-asian="normal" style:font-size-complex="12pt" style:font-weight-complex="normal"/>
    </style:style>
    <style:style style:name="P10" style:family="paragraph" style:parent-style-name="Standard" style:master-page-name="">
      <style:paragraph-properties fo:margin-left="0.661cm" fo:margin-right="0cm" style:line-height-at-least="0.494cm" fo:text-indent="0cm" style:auto-text-indent="false" style:page-number="auto" style:text-autospace="none"/>
      <style:text-properties style:font-name="Calibri"/>
    </style:style>
    <style:style style:name="P11" style:family="paragraph" style:parent-style-name="Standard" style:master-page-name="">
      <style:paragraph-properties fo:margin-left="0.609cm" fo:margin-right="0cm" style:line-height-at-least="0.494cm" fo:text-indent="0cm" style:auto-text-indent="false" style:page-number="auto" style:text-autospace="none">
        <style:tab-stops>
          <style:tab-stop style:position="1.588cm"/>
        </style:tab-stops>
      </style:paragraph-properties>
      <style:text-properties style:font-name="Calibri" fo:font-size="12pt" fo:language="zxx" fo:country="none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RTF_5f_Num_20_2">
      <style:paragraph-properties style:line-height-at-least="0.494cm" style:text-autospace="none"/>
      <style:text-properties style:font-name="Calibri"/>
    </style:style>
    <style:style style:name="P13" style:family="paragraph" style:parent-style-name="Standard" style:list-style-name="RTF_5f_Num_20_2">
      <style:paragraph-properties fo:margin-left="0cm" fo:margin-right="0cm" style:line-height-at-least="0.494cm" fo:text-indent="0cm" style:auto-text-indent="false" style:text-autospace="none">
        <style:tab-stops>
          <style:tab-stop style:position="1.588cm"/>
        </style:tab-stops>
      </style:paragraph-properties>
      <style:text-properties style:font-name="Calibri" fo:font-size="12pt" fo:language="zxx" fo:country="none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amrapport – Patrick van Batenburg</text:p>
      <text:p text:style-name="P2"/>
      <text:p text:style-name="P5">Hoe vond je jouw inbreng?</text:p>
      <text:list xml:id="list4957999747285841215" text:style-name="RTF_5f_Num_20_2">
        <text:list-item>
          <text:p text:style-name="P12">Rol/bijdrage: Teamlid</text:p>
        </text:list-item>
      </text:list>
      <text:p text:style-name="P2"/>
      <text:list xml:id="list31407534" text:continue-numbering="true" text:style-name="RTF_5f_Num_20_2">
        <text:list-item>
          <text:p text:style-name="P12">Wat ging goed?</text:p>
        </text:list-item>
      </text:list>
      <text:p text:style-name="P10">Samenwerken en de opdrachten doen.</text:p>
      <text:p text:style-name="P2"/>
      <text:list xml:id="list31410500" text:continue-numbering="true" text:style-name="RTF_5f_Num_20_2">
        <text:list-item>
          <text:p text:style-name="P12">Wat ging minder goed?</text:p>
        </text:list-item>
      </text:list>
      <text:p text:style-name="P8">OOP begrijpen</text:p>
      <text:p text:style-name="P2"/>
      <text:list xml:id="list31434497" text:continue-numbering="true" text:style-name="RTF_5f_Num_20_2">
        <text:list-item>
          <text:p text:style-name="P12">Welk advies geef je aan jezelf voor de toekomst?</text:p>
        </text:list-item>
      </text:list>
      <text:p text:style-name="P8">MTA en/of op internet zoeken om OOP en keywords better te begrijpen.</text:p>
      <text:p text:style-name="P3"/>
      <text:p text:style-name="P3"/>
      <text:p text:style-name="P4">Hoe vond je het gaan met het projectteam?</text:p>
      <text:list xml:id="list31426305" text:continue-numbering="true" text:style-name="RTF_5f_Num_20_2">
        <text:list-item>
          <text:p text:style-name="P13">Verliep de rolverdeling goed?</text:p>
        </text:list-item>
      </text:list>
      <text:p text:style-name="P11">Ja, het ging goed.</text:p>
      <text:p text:style-name="P6"/>
      <text:list xml:id="list31411032" text:continue-numbering="true" text:style-name="RTF_5f_Num_20_2">
        <text:list-item>
          <text:p text:style-name="P13">Hoe verliep de onderlinge communicatie?</text:p>
        </text:list-item>
      </text:list>
      <text:p text:style-name="P9">De communicatie liep goed en we konden elkaar in elk moment bereiken</text:p>
      <text:p text:style-name="P6"/>
      <text:list xml:id="list31433090" text:continue-numbering="true" text:style-name="RTF_5f_Num_20_2">
        <text:list-item>
          <text:p text:style-name="P13">Wat ging goed?</text:p>
        </text:list-item>
      </text:list>
      <text:p text:style-name="P9">Samenwerken, communiceren en opdrachten doen.</text:p>
      <text:p text:style-name="P6"/>
      <text:list xml:id="list31425781" text:continue-numbering="true" text:style-name="RTF_5f_Num_20_2">
        <text:list-item>
          <text:p text:style-name="P13">Wat ging minder goed?</text:p>
        </text:list-item>
      </text:list>
      <text:p text:style-name="P9">Alles verliep goed binnen het projectteam.</text:p>
      <text:p text:style-name="P6"/>
      <text:list xml:id="list31423123" text:continue-numbering="true" text:style-name="RTF_5f_Num_20_2">
        <text:list-item>
          <text:p text:style-name="P13">Hoe ging men om met conflicten?</text:p>
        </text:list-item>
      </text:list>
      <text:p text:style-name="P9">Het aan het projectteam melden en vervolgens voor oplossingen zoeken.</text:p>
      <text:p text:style-name="P6"/>
      <text:list xml:id="list31425740" text:continue-numbering="true" text:style-name="RTF_5f_Num_20_2">
        <text:list-item>
          <text:p text:style-name="P13">Welk advies geef jij aan jouw projectgroep?</text:p>
        </text:list-item>
      </text:list>
      <text:p text:style-name="P7">Ik heb verder geen op- of aanmerkingen voor het projectteam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Calibri Light1" svg:font-family="'Calibri Light'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" svg:font-family="'Calibri Light'" style:font-adornments="Regular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RTF_5f_Num_20_2_20_1" style:display-name="RTF_Num 2 1" style:family="text">
      <style:text-properties style:font-name="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43M8S</meta:editing-duration>
    <meta:editing-cycles>6</meta:editing-cycles>
    <meta:generator>OpenOffice/4.1.1$Win32 OpenOffice.org_project/411m6$Build-9775</meta:generator>
    <dc:date>2015-02-06T11:25:50.86</dc:date>
    <dc:creator>Patrick </dc:creator>
    <meta:document-statistic meta:table-count="0" meta:image-count="0" meta:object-count="0" meta:page-count="1" meta:paragraph-count="22" meta:word-count="141" meta:character-count="809"/>
    <meta:user-defined meta:name="Info 1"/>
    <meta:user-defined meta:name="Info 2"/>
    <meta:user-defined meta:name="Info 3"/>
    <meta:user-defined meta:name="Info 4"/>
  </office:meta>
</office:document-meta>
</file>